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ploma number 1073 <text:s text:c="68"/>HELLENIC REPUBLIC</text:p>
      <text:p text:style-name="P1"/>
      <text:p text:style-name="P1"></text:p>
      <text:p text:style-name="P1"><text:span text:style-name="T1">U N I V E R S I T Y <text:s text:c="3"/>O F <text:s text:c="3"/>P A T R A S</text:span></text:p>
      <text:p text:style-name="P3">SCHOOL OF ENGINEERING</text:p>
      <text:p text:style-name="P1"></text:p>
      <text:p text:style-name="P1">The Department of Computer Engineering and Informatics</text:p>
      <text:p text:style-name="P1">awards to:</text:p>
      <text:p text:style-name="P1"></text:p>
      <text:p text:style-name="P3">Menelaos Konstantinou Perdikeas</text:p>
      <text:p text:style-name="P1"></text:p>
      <text:p text:style-name="P1">born in Athens in 1974</text:p>
      <text:p text:style-name="P1">who has fullfilled all student obligations</text:p>
      <text:p text:style-name="P1">and has successfully defended his diploma graduation thesis on July 1st, 1997</text:p>
      <text:p text:style-name="P1">with a grade of:</text:p>
      <text:p text:style-name="P1"></text:p>
      <text:p text:style-name="P3">EXCELLENT</text:p>
      <text:p text:style-name="P1"></text:p>
      <text:p text:style-name="P1">Nine and Forty-Four Hundredths (9.44)</text:p>
      <text:p text:style-name="P1"></text:p>
      <text:p text:style-name="P1">This present</text:p>
      <text:p text:style-name="P1"></text:p>
      <text:p text:style-name="P3">D I P L O M A</text:p>
      <text:p text:style-name="P3">of</text:p>
      <text:p text:style-name="P3">Computer Engineering and Informatics</text:p>
      <text:p text:style-name="P3">and the title of:</text:p>
      <text:p text:style-name="P3">Computer and Informatics Engineer</text:p>
      <text:p text:style-name="P1"></text:p>
      <text:p text:style-name="P1">in Patras, July 22nd 1997</text:p>
      <text:p text:style-name="P1"></text:p>
      <text:p text:style-name="P4"><text:s text:c="6"/>The Rector <text:s text:c="53"/>The Head of the Department <text:s text:c="34"/>The Secretary</text:p>
      <text:p text:style-name="P4">Stamatios Alahiotis <text:s text:c="48"/> Athanasios Tsakalidis <text:s text:c="36"/>Athina Cosmopoulou</text:p>
      <text:p text:style-name="P1">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 <text:s/>N <text:s/>I <text:s/>V <text:s/>E <text:s/>R <text:s/>S I <text:s/>T <text:s/>Y <text:s text:c="4"/>O <text:s/>F <text:s text:c="4"/>P <text:s/>A <text:s/>T <text:s/>R <text:s/>A <text:s/>S</text:p>
      <text:p text:style-name="P5">ENGINEERING SCHOOL * DEPT. OF COMP. ENGINEERING &amp; INFORMATICS</text:p>
      <text:p text:style-name="P5">Protocol number: 800</text:p>
      <text:p text:style-name="P5">Exact copy of the original in file</text:p>
      <text:p text:style-name="P5">Patras, July 22nd 1997</text:p>
      <text:p text:style-name="P5"></text:p>
      <text:p text:style-name="P5">The Secretary</text:p>
      <text:p text:style-name="P5">Athina Cosmopoulou</text:p>
      <text:p text:style-name="P5">(stamp and signature)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elaus </meta:initial-creator>
    <meta:creation-date>2016-05-21T07:20:29</meta:creation-date>
    <dc:date>2016-05-21T07:28:26</dc:date>
    <dc:creator>Menelaus </dc:creator>
    <meta:editing-duration>PT1M58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42" meta:word-count="161" meta:character-count="1180" meta:non-whitespace-character-count="732"/>
  </office:meta>
</office:document-meta>
</file>